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áctica2</text:p>
      <text:p text:style-name="P1">Descripción datos y métodos</text:p>
      <text:p text:style-name="P2">Tipo de datos → diccionario</text:p>
      <text:p text:style-name="P2">Permite almacenar pares de elementos (clave única,definición)</text:p>
      <text:p text:style-name="P2">Métodos:</text:p>
      <text:p text:style-name="P2"><text:tab/>-Inserción de elementos</text:p>
      <text:p text:style-name="P2"><text:tab/>-Consulta de un elemento por clave</text:p>
      <text:p text:style-name="P2"><text:tab/>-Consulta del elemento con mayor valor en la definición</text:p>
      <text:p text:style-name="P2">Asociado al diccionario tendremos los tipos:</text:p>
      <text:p text:style-name="P2"><text:tab/>diccionario::entrada(first(clave),second(definición)</text:p>
      <text:p text:style-name="P2"><text:tab/>diccionario::size_type()</text:p>
      <text:p text:style-name="P2">La clave → string con la palabra</text:p>
      <text:p text:style-name="P2">El segundo campo es un entero que hace referencia a la frecuencia de ocurrencia de la palabra.</text:p>
      <text:p text:style-name="P2"/>
      <text:p text:style-name="P2">Nuestra base de datos será elquijote.txt</text:p>
      <text:p text:style-name="P2"><text:tab/>-Procesamos el fichero</text:p>
      <text:p text:style-name="P2"><text:tab/>-Para cada palabra contaremos la frecuencia de aparación en el fichero, que se almacenarán <text:tab/>en un diccionario.</text:p>
      <text:p text:style-name="P2"><text:tab/>-A la hora de corregir una palabra usaremos la que mas se asemeje y sea mas frecuente en el <text:tab/>lenguaje.</text:p>
      <text:p text:style-name="P2"><text:tab/>-Un segundo diccionario en el que se almacenan todas las palabras del primer diccionario <text:tab/>que podrian ser una sugerencia valida. De entre todas estas sugeriremos la mas probable.</text:p>
      <text:p text:style-name="P2"><text:tab/>¿Cómo corregir por ejemplo “holo”?</text:p>
      <text:p text:style-name="P2"><text:tab/><text:tab/>-Borrado de un carácter → “olo hlo hoo hol”</text:p>
      <text:p text:style-name="P2"><text:tab/><text:tab/>-Transposición de dos caracteres → obtenemos “ohlo hloo hool”</text:p>
      <text:p text:style-name="P2"><text:tab/><text:tab/>-Alteraciones en un carácter → por ejemplo la o la d, “aolo halo hoao hola,dolo hdlo <text:tab/><text:tab/> <text:s/>hodo” …</text:p>
      <text:p text:style-name="P2"><text:tab/><text:tab/>-Inserciones de un carácter: por ejemplo la a o la t, “aholo haolo hoalo holao holoa <text:tab/><text:tab/>tholo htolo hotlo holto holot” …</text:p>
      <text:p text:style-name="P2"><text:tab/>Generariamos 241 resultados, consultamos los que están en el aprendido del quijote. Si es <text:tab/>cierto(pertenece al quijote) lo introducimos en un segundo diccionario donde se almacenan <text:tab/>las palabras correctas que se pueden ofrecer como alternativa para la corrección. Finalmente <text:tab/>de entre todas las candidatas se selecciona la mas común.</text:p>
      <text:p text:style-name="P2"/>
      <text:p text:style-name="P1">Objetivos</text:p>
      <text:p text:style-name="P2">Entregas:</text:p>
      <text:p text:style-name="P2"><text:tab/> <text:s text:c="2"/>- documentación.pdf</text:p>
      <text:p text:style-name="P2"><text:tab/> <text:s text:c="2"/>- dox_diccionario Contiene la configuración de doxigen necesario para generar la <text:tab/> <text:s text:c="4"/><text:tab/> <text:s text:c="4"/>documentacion del proyecto (html y pdf) (doxygen dox_diccionario)</text:p>
      <text:p text:style-name="P2"><text:tab/> <text:s text:c="2"/>- diccionario.h Especificación del TDA diccionario.</text:p>
      <text:p text:style-name="P2"><text:tab/> <text:s text:c="2"/>- diccionarioV1.hxx Fichero donde debemos implementar la primera versión del <text:s text:c="10"/><text:tab/> <text:s text:c="4"/>diccionario.</text:p>
      <text:p text:style-name="P2"><text:tab/> <text:s text:c="2"/>- diccionarioV2.hxx Fichero donde debemos implementar la segunda versión del <text:s text:c="9"/><text:tab/> <text:s text:c="4"/>diccionario.</text:p>
      <text:p text:style-name="P2"><text:tab/> <text:s text:c="2"/>- corrector.h Clase corrector, que es la que se encarga de toda la lógica del algoritmo de <text:tab/> <text:s text:c="4"/>corrección ortográfica.</text:p>
      <text:p text:style-name="P2"><text:tab/> <text:s text:c="2"/>- principal.cpp Fichero donde se incluye el main del programa. En este caso se toma <text:tab/> <text:tab/> <text:s text:c="4"/>como entrada el fichero de datos “quijote.txt” ya utilizado en la práctica anterior.</text:p>
      <text:p text:style-name="P2">Se debe usar el vector de la stl. </text:p>
      <text:p text:style-name="P2">Para compilar debemos usar:</text:p>
      <text:p text:style-name="P2"><text:tab/><text:span text:style-name="T1">g++ -D DICC_V1 -o correctorV1 principal.cpp</text:span></text:p>
      <text:p text:style-name="P4"><text:tab/>g++ -D DICC_V2 -o correctorV2 principal.cpp</text:p>
      <text:p text:style-name="P7"><text:soft-page-break/>Además se debe hacer un análisis comparando eficiencia de ambas versiones, AnalisisComparativo.pdf</text:p>
      <text:p text:style-name="P7">En la primera versión no debe estar ordenado, en la segunda si.</text:p>
      <text:p text:style-name="P9"/>
      <text:p text:style-name="P9">Primera Representacion:</text:p>
      <text:p text:style-name="P8">Funcion de Abstraccion :</text:p>
      <text:p text:style-name="P7">Función de Abstracción: AF: Rep =&gt; Abs</text:p>
      <text:p text:style-name="P7">dado D=(vector&lt;entrada&gt; dic, int mayor) ==&gt; Diccionario Dic;</text:p>
      <text:p text:style-name="P7">Un objeto abstracto, Dic, representando una colección de pares (string,int) se instancia</text:p>
      <text:p text:style-name="P7">en la clase diccionario como un vector de entradas, definidas como diccionario::entrada.</text:p>
      <text:p text:style-name="P7">Dada una entrada, x, en D, x.first representa a una palabra válida (clave) y x.second</text:p>
      <text:p text:style-name="P7">representa el número de veces que ocurre x (definición).</text:p>
      <text:p text:style-name="P7">D.dic[D.mayor] hace referencia a la entrada más frecuente en el diccionario.</text:p>
      <text:p text:style-name="P8">Invariante de la Representacion:</text:p>
      <text:p text:style-name="P7">Propiedades que debe cumplir cualquier objeto</text:p>
      <text:p text:style-name="P7">Dic.size() == D.dic.size();</text:p>
      <text:p text:style-name="P7">Para todo i, 0 &lt;= i &lt; D.dic.size() se cumple</text:p>
      <text:p text:style-name="P7"><text:tab/>D.dic[D.mayor] &gt;= D.dic[i].second;</text:p>
      <text:p text:style-name="P7"><text:tab/>D.dic[i].second &gt; 1;</text:p>
      <text:p text:style-name="P7"><text:tab/>D.dic[i].first != "";</text:p>
      <text:p text:style-name="P7"><text:tab/>D.dic[i].fisrt != D.dic[j].first, para todo j!=i.</text:p>
      <text:p text:style-name="P7"></text:p>
      <text:p text:style-name="P8"><text:span text:style-name="T3">Segunda Representacion:</text:span></text:p>
      <text:p text:style-name="P7">En este caso, la representación que se utiliza es un vector ordenado de entradas, te-</text:p>
      <text:p text:style-name="P7">niendo en cuenta el valor de la clave.</text:p>
      <text:p text:style-name="P7"><text:span text:style-name="T2">Funcion de Abstraccion :</text:span></text:p>
      <text:p text:style-name="P7">Función de Abstracción: AF: Rep =&gt; Abs</text:p>
      <text:p text:style-name="P7">dado D=(vector&lt;entrada&gt; dic, int mayor) ==&gt; Diccionario Dic;</text:p>
      <text:p text:style-name="P7">Un objeto abstracto, Dic, representando una colección de pares (string,int) se instancia</text:p>
      <text:p text:style-name="P7">en el diccionario como un vector ordenado de entradas, diccionario::entrada. Dada una</text:p>
      <text:p text:style-name="P7">entrada, x, en D, x.first representa a una palabra válida (clave) y x.second representa</text:p>
      <text:p text:style-name="P7">el número de veces que ocurre x (definición).</text:p>
      <text:p text:style-name="P7">D.dic[D.mayor] hace referencia a la entrada más frecuente en el diccionario.</text:p>
      <text:p text:style-name="P8">Invariante de la Representacion:</text:p>
      <text:p text:style-name="P7">Propiedades que debe cumplir cualquier objeto</text:p>
      <text:p text:style-name="P7">Dic.size() == D.dic.size();</text:p>
      <text:p text:style-name="P7">Para todo i, 0 &lt;= i &lt; D.dic.size() se cumple</text:p>
      <text:p text:style-name="P7"><text:tab/>D.dic[D.mayor].second &gt;= D.dic[i].second;</text:p>
      <text:p text:style-name="P7"><text:tab/>D.dic[i].second &gt; 1;</text:p>
      <text:p text:style-name="P7"><text:tab/>D.dic[i].first != "";pq.size() == pq.V.size();</text:p>
      <text:p text:style-name="P7">Para todo i, 0 &lt;= i &lt; D.dic.size()-1 se cumple</text:p>
      <text:p text:style-name="P7"><text:tab/>D.dic[i].first&lt; D.dic[i+1].first</text:p>
      <text:p text:style-name="P7"/>
      <text:p text:style-name="P9">Lista de tareas pendientes</text:p>
      <text:p text:style-name="P4">Miembro diccionario::cheq_rep () const</text:p>
      <text:p text:style-name="P7"><text:tab/>implementa esta función</text:p>
      <text:p text:style-name="P7"/>
      <text:p text:style-name="P4">Miembro diccionario::diccionario ()</text:p>
      <text:p text:style-name="P7"><text:tab/>implementa esta función</text:p>
      <text:p text:style-name="P7"/>
      <text:p text:style-name="P4">Miembro diccionario::diccionario (const entrada &amp;nula)</text:p>
      <text:p text:style-name="P7"><text:tab/>implementa esta función</text:p>
      <text:p text:style-name="P4"><text:soft-page-break/>Miembro diccionario::diccionario (const diccionario &amp;d)</text:p>
      <text:p text:style-name="P7"><text:tab/>implementa esta función</text:p>
      <text:p text:style-name="P7"/>
      <text:p text:style-name="P4">Miembro diccionario::empty () const</text:p>
      <text:p text:style-name="P7"><text:tab/>implementa esta función</text:p>
      <text:p text:style-name="P7"/>
      <text:p text:style-name="P4">Miembro diccionario::find (const string &amp;s) const</text:p>
      <text:p text:style-name="P7"><text:tab/>implementa esta función</text:p>
      <text:p text:style-name="P7"/>
      <text:p text:style-name="P4">Miembro diccionario::max_element () const</text:p>
      <text:p text:style-name="P7"><text:tab/>implementa esta función</text:p>
      <text:p text:style-name="P7"/>
      <text:p text:style-name="P4">Miembro diccionario::operator= (const diccionario &amp;org)</text:p>
      <text:p text:style-name="P7"><text:tab/>implementa esta función</text:p>
      <text:p text:style-name="P7"/>
      <text:p text:style-name="P4">Miembro diccionario::operator[] (const string &amp;s)</text:p>
      <text:p text:style-name="P7"><text:tab/>implementa esta función</text:p>
      <text:p text:style-name="P7"/>
      <text:p text:style-name="P4">Miembro diccionario::operator[] (const string &amp;s) const</text:p>
      <text:p text:style-name="P7"><text:tab/>implementa esta función</text:p>
      <text:p text:style-name="P7"/>
      <text:p text:style-name="P7">Lista de las clases, estructuras, uniones e interfaces con una breve descripción:</text:p>
      <text:p text:style-name="P7">corrector . . . . . . . . . . . . . . . . . . . . . . . . . . . . . . . . . . . . 11</text:p>
      <text:p text:style-name="P7">diccionario</text:p>
      <text:p text:style-name="P7"><text:tab/>Clase diccionario . . . . . . . . . . . . . . . . . . . . . . . . . . . 12</text:p>
      <text:p text:style-name="P9"/>
      <text:p text:style-name="P9">Referencia de la Clase corrector</text:p>
      <text:p text:style-name="P7"><text:span text:style-name="T2">Métodos publicos</text:span></text:p>
      <text:p text:style-name="P4">std::string correct (const std::string &amp;word)</text:p>
      <text:p text:style-name="P7"><text:tab/>determina la palabra corregida</text:p>
      <text:p text:style-name="P7"/>
      <text:p text:style-name="P4">void load (const std::string &amp;filename)</text:p>
      <text:p text:style-name="P7"><text:tab/>lectura del fichero de entrenamiento</text:p>
      <text:p text:style-name="P7"/>
      <text:p text:style-name="P8">Métodos privados</text:p>
      <text:p text:style-name="P4">void edits (const std::string &amp;word, std::vector&lt; std::string &gt; &amp;result)</text:p>
      <text:p text:style-name="P7"><text:span text:style-name="T1"><text:tab/></text:span>Genera todas las posibles modificaciones tras una "edicion" de la cadena word.</text:p>
      <text:p text:style-name="P7"/>
      <text:p text:style-name="P4">void known (std::vector&lt; std::string &gt; &amp;results, diccionario &amp;candidates)</text:p>
      <text:p text:style-name="P7"><text:span text:style-name="T1"><text:tab/></text:span>busca ocurrencias en un diccionario</text:p>
      <text:p text:style-name="P8"/>
      <text:p text:style-name="P8">Atributos privados</text:p>
      <text:p text:style-name="P7">diccionario dictionary</text:p>
      <text:p text:style-name="P7"></text:p>
      <text:p text:style-name="P8">Documentacion de la funciones miembro</text:p>
      <text:p text:style-name="P4">std::string corrector::correct ( const std::string &amp; word ) [inline]</text:p>
      <text:p text:style-name="P7"><text:span text:style-name="T1"><text:tab/></text:span>determina la palabra corregida</text:p>
      <text:p text:style-name="P7">Acepta palabra origen, devuelve sugerencia para corrección.</text:p>
      <text:p text:style-name="P7"/>
      <text:p text:style-name="P4">void corrector::edits ( const std::string &amp; word, std::vector&lt; std::string &gt; &amp; result )</text:p>
      <text:p text:style-name="P4">[inline, private]</text:p>
      <text:p text:style-name="P7">Genera todas las posibles modificaciones tras una "edicion" de la cadena word.</text:p>
      <text:p text:style-name="P7"><text:soft-page-break/>Parámetros</text:p>
      <text:p text:style-name="P7"><text:tab/>·in<text:span text:style-name="T1"> word</text:span> cadena de entrada</text:p>
      <text:p text:style-name="P7"><text:tab/>·out <text:span text:style-name="T1">result</text:span> vector con las posibles palabras que se obtienen al realizar borrados, <text:tab/> <text:tab/><text:tab/> transposiciones, alteraciones o inserciones en la cadena word.</text:p>
      <text:p text:style-name="P7"/>
      <text:p text:style-name="P4">void corrector::known ( std::vector&lt; std::string &gt; &amp; results, diccionario &amp; candidates ) [inline, private]</text:p>
      <text:p text:style-name="P7"><text:span text:style-name="T1"><text:tab/></text:span>busca ocurrencias en un diccionario</text:p>
      <text:p text:style-name="P7">Parámetros</text:p>
      <text:p text:style-name="P7"><text:tab/>·in <text:span text:style-name="T1">results</text:span> conjunto de palabras a buscar</text:p>
      <text:p text:style-name="P7"> <text:tab/>·in,out <text:span text:style-name="T1">candidates</text:span> conjunto de palabras en results cuyas entradas tambien se</text:p>
      <text:p text:style-name="P7"><text:tab/> encuentra en el diccionario</text:p>
      <text:p text:style-name="P7"/>
      <text:p text:style-name="P4">void corrector::load ( const std::string &amp; filename ) [inline]</text:p>
      <text:p text:style-name="P7"><text:span text:style-name="T1"><text:tab/></text:span>lectura del fichero de entrenamiento</text:p>
      <text:p text:style-name="P7">Parámetros</text:p>
      <text:p text:style-name="P7"><text:tab/>·in <text:span text:style-name="T1">filename</text:span> nombre del fichero a leer</text:p>
      <text:p text:style-name="P7"/>
      <text:p text:style-name="P7">La documentación para esta clase fue generada a partir del siguiente fichero:</text:p>
      <text:p text:style-name="P7"><text:tab/>corrector.h</text:p>
      <text:p text:style-name="P7"/>
      <text:p text:style-name="P9">Referencia de la Clase diccionario</text:p>
      <text:p text:style-name="P10">Clase diccionario</text:p>
      <text:p text:style-name="P5">#include &lt;diccionario.h&gt;</text:p>
      <text:p text:style-name="P11"/>
      <text:p text:style-name="P11">Tipos públicos</text:p>
      <text:p text:style-name="P11"><text:tab/><text:span text:style-name="T5">-typedef pair&lt;string,int&gt; entrada</text:span></text:p>
      <text:p text:style-name="P11"><text:span text:style-name="T5"><text:tab/>-typedef unsigned int size_type</text:span></text:p>
      <text:p text:style-name="P11"><text:span text:style-name="T5"/></text:p>
      <text:p text:style-name="P11">Métodos públicos</text:p>
      <text:p text:style-name="P6"><text:span text:style-name="T5">diccionario ()</text:span></text:p>
      <text:p text:style-name="P11"><text:span text:style-name="T5">constructor primitivo.</text:span></text:p>
      <text:p text:style-name="P6"><text:span text:style-name="T5"/></text:p>
      <text:p text:style-name="P6"><text:span text:style-name="T5">diccionario (const entrada &amp;nula)</text:span></text:p>
      <text:p text:style-name="P11"><text:span text:style-name="T5">constructor primitivo.</text:span></text:p>
      <text:p text:style-name="P6"><text:span text:style-name="T5"/></text:p>
      <text:p text:style-name="P6"><text:span text:style-name="T5">diccionario (const diccionario &amp;d)</text:span></text:p>
      <text:p text:style-name="P11"><text:span text:style-name="T5">constructor de copia</text:span></text:p>
      <text:p text:style-name="P6"><text:span text:style-name="T5"/></text:p>
      <text:p text:style-name="P6"><text:span text:style-name="T5">bool empty () const</text:span></text:p>
      <text:p text:style-name="P11"><text:span text:style-name="T5">vacia Chequea si el priority_queue esta vacio (size()==0)</text:span></text:p>
      <text:p text:style-name="P6"><text:span text:style-name="T5"/></text:p>
      <text:p text:style-name="P6"><text:span text:style-name="T5">const entrada &amp; find (const string &amp;s) const</text:span></text:p>
      <text:p text:style-name="P11"><text:span text:style-name="T5">busca una cadena en el diccionario</text:span></text:p>
      <text:p text:style-name="P6"><text:span text:style-name="T5"/></text:p>
      <text:p text:style-name="P6"><text:span text:style-name="T5">const string &amp; max_element () const</text:span></text:p>
      <text:p text:style-name="P11"><text:span text:style-name="T5">devuelve una referencia constante a la entrada con un mayor numero de ocurrencias en el diccionario.</text:span></text:p>
      <text:p text:style-name="P11"><text:span text:style-name="T5"/></text:p>
      <text:p text:style-name="P6"><text:span text:style-name="T5">const entrada &amp; null () const</text:span></text:p>
      <text:p text:style-name="P11"><text:span text:style-name="T5">entrada nula del diccionario</text:span></text:p>
      <text:p text:style-name="P11"><text:span text:style-name="T5"/></text:p>
      <text:p text:style-name="P6"><text:soft-page-break/><text:span text:style-name="T5">diccionario &amp; operator= (const diccionario &amp;org)</text:span></text:p>
      <text:p text:style-name="P11"><text:span text:style-name="T5">operador de asignación</text:span></text:p>
      <text:p text:style-name="P11"><text:span text:style-name="T5"/></text:p>
      <text:p text:style-name="P6"><text:span text:style-name="T5">int &amp; operator[ ] (const string &amp;s)</text:span></text:p>
      <text:p text:style-name="P11"><text:span text:style-name="T5">Consulta/Inserta una entrada en el diccionario.</text:span></text:p>
      <text:p text:style-name="P11"><text:span text:style-name="T5"/></text:p>
      <text:p text:style-name="P6"><text:span text:style-name="T5">const int &amp; operator[ ] (const string &amp;s) const</text:span></text:p>
      <text:p text:style-name="P11"><text:span text:style-name="T5">Consulta una entrada en el diccionario.</text:span></text:p>
      <text:p text:style-name="P11"><text:span text:style-name="T5"/></text:p>
      <text:p text:style-name="P6"><text:span text:style-name="T5">size_type size () const</text:span></text:p>
      <text:p text:style-name="P11"><text:span text:style-name="T5">numero de entradas en el diccionario</text:span></text:p>
      <text:p text:style-name="P11"><text:span text:style-name="T5"/></text:p>
      <text:p text:style-name="P11">Métodos privados</text:p>
      <text:p text:style-name="P6"><text:span text:style-name="T5">bool cheq_rep () const</text:span></text:p>
      <text:p text:style-name="P11"><text:span text:style-name="T5">Chequea el Invariante de la representacion.</text:span></text:p>
      <text:p text:style-name="P11"><text:span text:style-name="T5"/></text:p>
      <text:p text:style-name="P11">Atributos privados</text:p>
      <text:p text:style-name="P11"><text:span text:style-name="T5"><text:tab/>·vector&lt; entrada &gt; dic</text:span></text:p>
      <text:p text:style-name="P11"><text:span text:style-name="T5"><text:tab/>·int pos_max</text:span></text:p>
      <text:p text:style-name="P11">Amigas</text:p>
      <text:p text:style-name="P5">ostream &amp; operator&lt;&lt;(ostream &amp;, const diccionario &amp;)</text:p>
      <text:p text:style-name="P10">imprime todas las entradas del diccionario.</text:p>
      <text:p text:style-name="P11">Clase diccionario.</text:p>
      <text:p text:style-name="P10">diccionario:: diccionario, end, find, operator[], size, max_element</text:p>
      <text:p text:style-name="P10">Tipos </text:p>
      <text:p text:style-name="P10"><text:tab/>diccionario::entrada, diccionario::size_type </text:p>
      <text:p text:style-name="P10"/>
      <text:p text:style-name="P9">Documentacion del constructor y destructor</text:p>
      <text:p text:style-name="P5">diccionario::diccionario ( )</text:p>
      <text:p text:style-name="P10">constructor primitivo.</text:p>
      <text:p text:style-name="P10"></text:p>
      <text:p text:style-name="P10">Postcondicion</text:p>
      <text:p text:style-name="P10">define la entrada nula como el par ("",-1)</text:p>
      <text:p text:style-name="P10"/>
      <text:p text:style-name="P11">Referencia de la Clase diccionario</text:p>
      <text:p text:style-name="P5">diccionario::diccionario ( const entrada &amp; nula )</text:p>
      <text:p text:style-name="P10">constructor primitivo.</text:p>
      <text:p text:style-name="P10">Parámetros</text:p>
      <text:p text:style-name="P10"><text:tab/>in <text:span text:style-name="T1">nula</text:span> representa a la entrada nula para el diccionario</text:p>
      <text:p text:style-name="P10">Postcondicion:</text:p>
      <text:p text:style-name="P10"><text:tab/>define la entrada nula</text:p>
      <text:p text:style-name="P10"/>
      <text:p text:style-name="P5">diccionario::diccionario ( const diccionario &amp; d )</text:p>
      <text:p text:style-name="P10">constructor de copia</text:p>
      <text:p text:style-name="P10">Parámetros</text:p>
      <text:p text:style-name="P10"><text:tab/>in <text:span text:style-name="T1">d</text:span> diccionario a copiar</text:p>
      <text:p text:style-name="P10"/>
      <text:p text:style-name="P11">Documentacion de las funciones miembro</text:p>
      <text:p text:style-name="P5">bool diccionario::cheq rep ( ) const [private]</text:p>
      <text:p text:style-name="P10">Chequea el Invariante de la representacion.</text:p>
      <text:p text:style-name="P10">Devuelve</text:p>
      <text:p text:style-name="P10"><text:tab/>true si el invariante es correcto, falso en caso contrario</text:p>
      <text:p text:style-name="P5"><text:soft-page-break/>bool diccionario::empty ( ) const</text:p>
      <text:p text:style-name="P10">vacia Chequea si el priority_queue esta vacio (size()==0)</text:p>
      <text:p text:style-name="P10"/>
      <text:p text:style-name="P5">const diccionario::entrada &amp; diccionario::find ( const string &amp; s ) const</text:p>
      <text:p text:style-name="P10">busca una cadena en el diccionario</text:p>
      <text:p text:style-name="P10">Parámetros</text:p>
      <text:p text:style-name="P10"><text:tab/><text:span text:style-name="T1">s</text:span> cadena a buscar</text:p>
      <text:p text:style-name="P10">Devuelve</text:p>
      <text:p text:style-name="P10"><text:tab/>una copia de la entrada en el diccionario. Si la palabra s no se encuentra devuelve end()</text:p>
      <text:p text:style-name="P10">Postcondicion</text:p>
      <text:p text:style-name="P10"><text:tab/>no modifica el diccionario.</text:p>
      <text:p text:style-name="P10">Uso</text:p>
      <text:p text:style-name="P5">if (D.fin("hola")!=D.end())</text:p>
      <text:p text:style-name="P5"><text:tab/>cout &lt;&lt; "Esta" ;</text:p>
      <text:p text:style-name="P5">else </text:p>
      <text:p text:style-name="P5"><text:tab/>cout &lt;&lt; "No esta";</text:p>
      <text:p text:style-name="P5"/>
      <text:p text:style-name="P5">const string &amp; diccionario::max element ( ) const</text:p>
      <text:p text:style-name="P10">devuelve una referencia constante a la entrada con un mayor numero de ocurrencias</text:p>
      <text:p text:style-name="P10">en el diccionario.</text:p>
      <text:p text:style-name="P10">Postcondicion</text:p>
      <text:p text:style-name="P10"><text:tab/>No se modifica el diccionario.</text:p>
      <text:p text:style-name="P10"/>
      <text:p text:style-name="P5">const diccionario::entrada &amp; diccionario::null ( ) const</text:p>
      <text:p text:style-name="P10">entrada nula del diccionario</text:p>
      <text:p text:style-name="P10">Devuelve</text:p>
      <text:p text:style-name="P10"><text:tab/>Devuelve la entrada nula del diccionario.</text:p>
      <text:p text:style-name="P10">Postcondicion</text:p>
      <text:p text:style-name="P10"><text:tab/>no modifica el diccionario</text:p>
      <text:p text:style-name="P10"/>
      <text:p text:style-name="P5">diccionario &amp; diccionario::operator= ( const diccionario &amp; org )</text:p>
      <text:p text:style-name="P10">operador de asignación</text:p>
      <text:p text:style-name="P10">Parámetros</text:p>
      <text:p text:style-name="P10"><text:tab/>in <text:span text:style-name="T1">org</text:span> diccionario a copiar. Crea un diccionario duplicado exacto de org.</text:p>
      <text:p text:style-name="P10"/>
      <text:p text:style-name="P5">int &amp; diccionario::operator[ ] ( const string &amp; s )</text:p>
      <text:p text:style-name="P10">Consulta/Inserta una entrada en el diccionario.</text:p>
      <text:p text:style-name="P10">Busca la cadena s en el diccionario, si la encuentra devuelve una referencia al numero</text:p>
      <text:p text:style-name="P10">de ocurrencias de la misma en caso contrario la inserta, con frecuencia cero, devolvien-</text:p>
      <text:p text:style-name="P10">do una referencia a este valor.</text:p>
      <text:p text:style-name="P10">Parámetros</text:p>
      <text:p text:style-name="P10"><text:tab/>in s cadena a insertar</text:p>
      <text:p text:style-name="P10"><text:tab/>out int &amp; referencia a la definicion asociada a la entrada</text:p>
      <text:p text:style-name="P10">Postcondicion</text:p>
      <text:p text:style-name="P10"><text:tab/>Si s no esta en el diccionario, el size() sera incrementado en 1.</text:p>
      <text:p text:style-name="P10"/>
      <text:p text:style-name="P5">const int &amp; diccionario::operator[ ] ( const string &amp; s ) const</text:p>
      <text:p text:style-name="P10">Consulta una entrada en el diccionario.</text:p>
      <text:p text:style-name="P10">Busca la cadena s en el diccionario, si la encuentra devuelve una referencia constante</text:p>
      <text:p text:style-name="P10">al numero de ocurrencias de la misma, si no la encuentra da un mensaje de error.</text:p>
      <text:p text:style-name="P10">Parámetros</text:p>
      <text:p text:style-name="P10"><text:tab/>in s cadena a insertar</text:p>
      <text:p text:style-name="P10"><text:soft-page-break/><text:tab/>out int &amp; referencia constante a la definicion asociada a la entrada</text:p>
      <text:p text:style-name="P10">Postcondicion</text:p>
      <text:p text:style-name="P10"><text:tab/>No se modifica el diccionario.</text:p>
      <text:p text:style-name="P10"/>
      <text:p text:style-name="P5">diccionario::size type diccionario::size ( ) const</text:p>
      <text:p text:style-name="P10">numero de entradas en el diccionario</text:p>
      <text:p text:style-name="P10">Postcondicion</text:p>
      <text:p text:style-name="P10"><text:tab/>No se modifica el diccionario.</text:p>
      <text:p text:style-name="P10"/>
      <text:p text:style-name="P11">Documentacion de las funciones relacionadas y clases amigas</text:p>
      <text:p text:style-name="P5">ostream&amp; operator&lt;&lt; ( ostream &amp; sal, const diccionario &amp; D ) [friend]</text:p>
      <text:p text:style-name="P10">imprime todas las entradas del diccionario</text:p>
      <text:p text:style-name="P10">Postcondicion</text:p>
      <text:p text:style-name="P10"><text:tab/>No se modifica el diccionario.</text:p>
      <text:p text:style-name="P10">La documentación para esta clase fue generada a partir de los siguientes ficheros:</text:p>
      <text:p text:style-name="P10"><text:tab/>diccionario.h</text:p>
      <text:p text:style-name="P10"><text:tab/>diccionarioV1.hxx</text:p>
      <text:p text:style-name="P10"><text:tab/>diccionarioV2.hxx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3-10-30T15:49:46</meta:creation-date>
    <dc:date>2013-10-30T16:43:58</dc:date>
    <dc:creator>root </dc:creator>
    <meta:editing-duration>PT14M11S</meta:editing-duration>
    <meta:editing-cycles>1</meta:editing-cycles>
    <meta:document-statistic meta:table-count="0" meta:image-count="0" meta:object-count="0" meta:page-count="7" meta:paragraph-count="264" meta:word-count="1700" meta:character-count="11681" meta:non-whitespace-character-count="9832"/>
    <meta:generator>LibreOffice/3.5$Linux_x86 LibreOffice_project/350m1$Build-2</meta:generator>
  </office:meta>
</office:document-meta>
</file>